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Triangle_20_unfilled" draw:marker-end-width="0.3cm" draw:fill="none" draw:textarea-vertical-align="middle"/>
    </style:style>
    <style:style style:name="gr9" style:family="graphic" style:parent-style-name="standard">
      <style:graphic-properties draw:fill="gradient" draw:fill-gradient-name="Gradient_20_2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gradient-name="Gradient_20_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48cm" svg:height="1.397cm" svg:x="13.084cm" svg:y="13.646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1.651cm" svg:x="8.269cm" svg:y="3.375cm">
          <text:p text:style-name="P1"><text:span text:style-name="T1">User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778cm" svg:x="11.444cm" svg:y="3.248cm">
          <text:p text:style-name="P2"><text:span text:style-name="T1">Spe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683cm" svg:height="2.286cm" svg:x="11.833cm" svg:y="8.139cm">
          <text:p text:style-name="P1"><text:span text:style-name="T2">Write code</text:span></text:p>
          <text:p text:style-name="P1"><text:span text:style-name="T2">respecting</text:span></text:p>
          <text:p text:style-name="P1"><text:span text:style-name="T2">test cont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0.635cm" svg:height="0.635cm" svg:x="10.355cm" svg:y="1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2.921cm" svg:height="1.778cm" svg:x="6.118cm" svg:y="8.266cm">
          <text:p text:style-name="P1"><text:span text:style-name="T2">Write 1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7.888cm" svg:y1="4.264cm" svg:x2="6.118cm" svg:y2="9.155cm" draw:start-shape="id1" draw:start-glue-point="3" draw:end-shape="id2" draw:end-glue-point="3" svg:d="M7888 4264c-3408 0-2523 4891-1770 4891" svg:viewBox="0 0 2465 4892">
          <text:p/>
        </draw:connector>
        <draw:connector draw:style-name="gr6" draw:text-style-name="P1" draw:layer="layout" draw:type="curve" draw:line-skew="0.803cm" svg:x1="13.674cm" svg:y1="10.425cm" svg:x2="7.578cm" svg:y2="10.044cm" draw:start-shape="id3" draw:end-shape="id2" draw:end-glue-point="2" svg:d="M13674 10425c0 1957-6096 2148-6096-381" svg:viewBox="0 0 6097 1875">
          <text:p/>
        </draw:connector>
        <draw:connector draw:style-name="gr6" draw:text-style-name="P1" draw:layer="layout" draw:type="curve" draw:line-skew="-0.614cm" svg:x1="7.578cm" svg:y1="8.266cm" svg:x2="13.674cm" svg:y2="8.139cm" draw:start-shape="id2" draw:start-glue-point="0" draw:end-shape="id3" draw:end-glue-point="0" svg:d="M7578 8266c0-1863 6096-1799 6096-127" svg:viewBox="0 0 6097 1390">
          <text:p/>
        </draw:connector>
        <draw:custom-shape draw:style-name="gr7" draw:text-style-name="P1" xml:id="id1" draw:id="id1" draw:layer="layout" svg:width="5.588cm" svg:height="2.794cm" svg:x="7.888cm" svg:y="2.86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0.673cm" svg:y1="1.962cm" svg:x2="10.682cm" svg:y2="2.867cm" draw:start-shape="id4" draw:start-glue-point="8" draw:end-shape="id1" draw:end-glue-point="0" svg:d="M10673 1962c0 679 9 227 9 905" svg:viewBox="0 0 10 906">
          <text:p/>
        </draw:connector>
        <draw:custom-shape draw:style-name="gr1" draw:text-style-name="P1" xml:id="id6" draw:id="id6" draw:layer="layout" svg:width="3.048cm" svg:height="1.397cm" svg:x="5.383cm" svg:y="13.646cm">
          <text:p text:style-name="P1">Test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3.084cm" svg:y1="14.344cm" svg:x2="8.431cm" svg:y2="14.344cm" draw:start-shape="id5" draw:end-shape="id6" draw:end-glue-point="1" svg:d="M13084 14344h-4653" svg:viewBox="0 0 4654 1">
          <text:p/>
        </draw:connector>
        <draw:custom-shape draw:style-name="gr9" draw:text-style-name="P1" draw:layer="layout" svg:width="1.651cm" svg:height="3.556cm" svg:x="6.091cm" svg:y="10.0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651cm" svg:height="3.175cm" svg:x="13.738cm" svg:y="10.4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6" draw:text-style-name="P1" draw:layer="layout" draw:type="curve" svg:x1="13.476cm" svg:y1="4.264cm" svg:x2="15.516cm" svg:y2="9.282cm" draw:start-shape="id1" draw:start-glue-point="1" draw:end-shape="id3" svg:d="M13476 4264c3811 0 2791 5018 2040 5018" svg:viewBox="0 0 2754 5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d320" draw:end-color="#cccccc" draw:start-intensity="100%" draw:end-intensity="100%" draw:angle="300" draw:border="0%"/>
    <draw:gradient draw:name="Gradient_20_3" draw:display-name="Gradient 3" draw:style="linear" draw:start-color="#579d1c" draw:end-color="#cccccc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20:24:07.960086400</meta:creation-date>
    <dc:date>2015-10-31T20:08:03.787980423</dc:date>
    <meta:editing-duration>PT5M48S</meta:editing-duration>
    <meta:editing-cycles>4</meta:editing-cycles>
    <meta:generator>LibreOffice/4.2.8.2$Linux_X86_64 LibreOffice_project/420m0$Build-2</meta:generator>
    <meta:document-statistic meta:object-count="16"/>
  </office:meta>
</office:document-meta>
</file>